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anjari Bold1" fo:font-size="18pt" officeooo:rsid="0003fda2" officeooo:paragraph-rsid="0003fda2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Manjari Bold1" fo:font-size="18pt" officeooo:rsid="000553a3" officeooo:paragraph-rsid="000553a3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Manjari Bold1" fo:font-size="18pt" officeooo:rsid="000553a3" officeooo:paragraph-rsid="000553a3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Manjari Bold" fo:font-size="16pt" officeooo:rsid="000553a3" officeooo:paragraph-rsid="000553a3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style:font-name="Manjari Bold" fo:font-size="16pt" officeooo:rsid="000553a3" officeooo:paragraph-rsid="0005ab1d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Manjari Bold" fo:font-size="16pt" officeooo:rsid="0005ab1d" officeooo:paragraph-rsid="0005ab1d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Manjari Bold" fo:font-size="16pt" officeooo:rsid="000692ae" officeooo:paragraph-rsid="000692ae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Manjari Bold" fo:font-size="16pt" officeooo:rsid="000778d2" officeooo:paragraph-rsid="000778d2" style:font-size-asian="14pt" style:font-size-complex="16pt"/>
    </style:style>
    <style:style style:name="P9" style:family="paragraph" style:parent-style-name="Standard">
      <style:paragraph-properties fo:text-align="start" style:justify-single-word="false"/>
      <style:text-properties style:font-name="Manjari Bold" fo:font-size="16pt" officeooo:rsid="000be100" officeooo:paragraph-rsid="000be100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4pt" officeooo:rsid="000553a3" officeooo:paragraph-rsid="000553a3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rsid="000553a3" officeooo:paragraph-rsid="0005ab1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4pt" officeooo:rsid="0005ab1d" officeooo:paragraph-rsid="0005ab1d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4pt" officeooo:rsid="0005ab1d" officeooo:paragraph-rsid="000553a3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4pt" officeooo:rsid="000692ae" officeooo:paragraph-rsid="0005ab1d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officeooo:rsid="000778d2" officeooo:paragraph-rsid="000692ae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officeooo:rsid="000778d2" officeooo:paragraph-rsid="000778d2" style:font-size-asian="12.25pt" style:font-size-complex="14pt"/>
    </style:style>
    <style:style style:name="T1" style:family="text">
      <style:text-properties style:font-name="Ubuntu" fo:font-size="14pt" style:font-size-asian="12.25pt" style:font-size-complex="14pt"/>
    </style:style>
    <style:style style:name="T2" style:family="text">
      <style:text-properties style:font-name="Ubuntu" fo:font-size="14pt" officeooo:rsid="0005ab1d" style:font-size-asian="12.25pt" style:font-size-complex="14pt"/>
    </style:style>
    <style:style style:name="T3" style:family="text">
      <style:text-properties style:font-name="Ubuntu" fo:font-size="14pt" officeooo:rsid="000692ae" style:font-size-asian="12.25pt" style:font-size-complex="14pt"/>
    </style:style>
    <style:style style:name="T4" style:family="text">
      <style:text-properties style:font-name="Ubuntu" fo:font-size="14pt" officeooo:rsid="000778d2" style:font-size-asian="12.25pt" style:font-size-complex="14pt"/>
    </style:style>
    <style:style style:name="T5" style:family="text">
      <style:text-properties style:font-name="Ubuntu" fo:font-size="14pt" officeooo:rsid="0009b614" style:font-size-asian="12.25pt" style:font-size-complex="14pt"/>
    </style:style>
    <style:style style:name="T6" style:family="text">
      <style:text-properties style:font-name="Ubuntu" fo:font-size="14pt" officeooo:rsid="000cef13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LSID Lab Assignment – 1</text:p>
      <text:p text:style-name="P2">Avinash Prabhu</text:p>
      <text:p text:style-name="P2">(2018102027)</text:p>
      <text:p text:style-name="P3"/>
      <text:p text:style-name="P4">Aim And Objective : <text:span text:style-name="T1"><text:s/>To become familiar with important industry level softwares such as Xilinx , Cadence , Genus and Innovus through some basic gates and combinational logics .</text:span></text:p>
      <text:p text:style-name="P10"/>
      <text:p text:style-name="P8">Introduction : <text:span text:style-name="T5">We have to get the RTL schematics , timing diagrams , Area taken by the circuit and the power consumed by using Xilinx , Cadence , Genus and Innovus . </text:span></text:p>
      <text:p text:style-name="P4"/>
      <text:p text:style-name="P4">Procedure : </text:p>
      <text:p text:style-name="P4"><text:span text:style-name="T1">In this assignment , we begin with writing basic verilog codes for basic gates and combinational circuits , from this , we generate the RTL schematics . We then write the code for the corresponding test benches to </text:span><text:span text:style-name="T2">simulate the codes written and </text:span><text:span text:style-name="T1">generate the timing diagrams . I have included the RTL schematics and Timing diagrams from </text:span><text:span text:style-name="T2">Xilinx</text:span><text:span text:style-name="T1"> in my folders .</text:span></text:p>
      <text:p text:style-name="P11"><text:s/>Then we open cadence and generate snapshots in order to generate waveforms . I have also included the corresponding timing diagrams in my folders . </text:p>
      <text:p text:style-name="P5"><text:span text:style-name="T1">We then edit the rc_script file in order to run genus for that specific code . After that we run genus . In genus we take screenshots of the timing diagrams . Running genus also generates various files such as the area , power , timing report and netlists . We then save these files and I have included all </text:span><text:span text:style-name="T2">these files in my folders . </text:span></text:p>
      <text:p text:style-name="P12">We then run innovus . From innovus we get the stick diagram . We also get the file we send to the fabrication station . We also generate the area , power and timing diagrams which I have included in my folders.</text:p>
      <text:p text:style-name="P12"/>
      <text:p text:style-name="P6">Results And Discussion : <text:span text:style-name="T1">We became familiar with the usage of xilinx and its features . We now know how to write verilog codes and generate the <text:s/>RTL schematics and timing diagram . Through this , it becomes very easy to see the gate level implementation of a boolean function through the RTL schematics . It is also becomes very easy to the relation between the various inputs and outputs through the timing diagrams . </text:span><text:span text:style-name="T3">We also realize the importance of cadence in ASIC level design . Tools like genus help us realize the amount of area our circuit takes and how much power is going to waste . Tools like innovus helps us optimize our circuit and helps us reduce the area and power wastage in circuits.</text:span></text:p>
      <text:p text:style-name="P14"/>
      <text:p text:style-name="P7"/>
      <text:p text:style-name="P9"><text:soft-page-break/>Results : <text:span text:style-name="T1">I have uploaded an excel sheet named comparing_report which the compares the area and power reports generated by genus and innovus . We observe that during most of the time , innovus optimizes the area and power . Since we didn’t have a clock , the timing reports from innovus contained all zeros.</text:span></text:p>
      <text:p text:style-name="P7"/>
      <text:p text:style-name="P7">Conclusion : <text:span text:style-name="T1">I realized that these softwares are going to be very helpful in our careers as they help in impl</text:span><text:span text:style-name="T4">ementing our circuit designs without actualy spending the money on PCBs <text:s/>thus helping us to save a lot of money . These tools also help us in optimizing our circuit design thus helping us to reduce area and power wastage . All the above advantages are motivating enough for me to pursue learning these softwaves enthusiastically . </text:span></text:p>
      <text:p text:style-name="P15"/>
      <text:p text:style-name="P8">References : <text:s/><text:span text:style-name="T1">1 . Various website</text:span><text:span text:style-name="T6">s</text:span><text:span text:style-name="T1"> on google which helped me with various problems i encountered during the course of the project.</text:span></text:p>
      <text:p text:style-name="P16"><text:s text:c="31"/>2. The videos that Mayank sir uploaded on moodle.</text:p>
      <text:p text:style-name="P12"/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9:22:27.159107798</meta:creation-date>
    <dc:date>2019-09-08T15:10:13.547059193</dc:date>
    <meta:editing-duration>PT16M1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2" meta:paragraph-count="15" meta:word-count="557" meta:character-count="3114" meta:non-whitespace-character-count="2530"/>
  </office:meta>
</office:document-meta>
</file>